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7e847" draw:textarea-horizontal-align="justify" draw:textarea-vertical-align="middle" draw:auto-grow-height="false" fo:min-height="1.25cm" fo:min-width="9cm"/>
    </style:style>
    <style:style style:name="gr2" style:family="graphic" style:parent-style-name="standard">
      <style:graphic-properties draw:fill-color="#97e847" draw:textarea-horizontal-align="justify" draw:textarea-vertical-align="middle" draw:auto-grow-height="false" fo:min-height="1.25cm" fo:min-width="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97e847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9.5cm" svg:height="1.5cm" svg:x="4.2cm" svg:y="5.9cm">
          <text:p text:style-name="P1">fr.pcscol.&lt;service&gt;.controller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9.5cm" svg:height="1.5cm" svg:x="4.2cm" svg:y="8.1cm">
          <text:p text:style-name="P1">fr.pcscol.&lt;service&gt;.applica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9.5cm" svg:height="1.5cm" svg:x="4.2cm" svg:y="10.4cm">
          <text:p text:style-name="P1">fr.pcscol.&lt;service&gt;.domain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5cm" svg:height="1.5cm" svg:x="10.5cm" svg:y="12.6cm">
          <text:p text:style-name="P1">...domain.support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8.95cm" svg:y1="7.4cm" svg:x2="8.95cm" svg:y2="8.1cm" draw:start-shape="id1" draw:start-glue-point="2" draw:end-shape="id2" draw:end-glue-point="0" svg:d="M8950 7400v700" svg:viewBox="0 0 1 701">
          <text:p/>
        </draw:connector>
        <draw:connector draw:style-name="gr3" draw:text-style-name="P3" draw:layer="layout" svg:x1="8.95cm" svg:y1="9.6cm" svg:x2="8.95cm" svg:y2="10.4cm" draw:start-shape="id2" draw:start-glue-point="2" draw:end-shape="id3" draw:end-glue-point="0" svg:d="M8950 9600v800" svg:viewBox="0 0 1 801">
          <text:p/>
        </draw:connector>
        <draw:connector draw:style-name="gr3" draw:text-style-name="P3" draw:layer="layout" svg:x1="8.95cm" svg:y1="11.9cm" svg:x2="10.5cm" svg:y2="13.35cm" draw:start-shape="id3" draw:start-glue-point="2" draw:end-shape="id4" svg:d="M8950 11900v1450h1550" svg:viewBox="0 0 1551 14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ymond Bourges</meta:initial-creator>
    <meta:creation-date>2017-07-23T09:53:43.392228424</meta:creation-date>
    <dc:date>2017-07-23T10:00:21.472283626</dc:date>
    <dc:creator>Raymond Bourges</dc:creator>
    <meta:editing-duration>PT6M38S</meta:editing-duration>
    <meta:editing-cycles>1</meta:editing-cycles>
    <meta:document-statistic meta:object-count="7"/>
    <meta:generator>LibreOffice/5.3.1.2$Linux_X86_64 LibreOffice_project/30m0$Build-2</meta:generator>
  </office:meta>
</office:document-meta>
</file>